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51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6_5YR_B07004GPR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Total: - Same house 1 year ago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Total: - Same house 1 year ago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Moved within same municipio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: - Moved within same municipio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Total: - Moved from different municipio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Total: - Moved from different municipio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Total: - Moved from the United States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Total: - Moved from the United States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Total: - Moved from elsewhere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Total: - Moved from elsewhe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0"/>
    <meta:generator>LibreOffice/6.0.7.3$Linux_X86_64 LibreOffice_project/00m0$Build-3</meta:generator>
  </office:meta>
</office:document-meta>
</file>